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831" officeooo:paragraph-rsid="00124831"/>
    </style:style>
    <style:style style:name="P2" style:family="paragraph" style:parent-style-name="Standard">
      <style:paragraph-properties fo:text-align="start" style:justify-single-word="false"/>
      <style:text-properties officeooo:rsid="00124831" officeooo:paragraph-rsid="00124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Y 80</text:p>
      <text:p text:style-name="P2"/>
      <text:p text:style-name="P2"/>
      <text:p text:style-name="P2">5 pinos (importantes)</text:p>
      <text:p text:style-name="P2"/>
      <text:p text:style-name="P2">VCC_IN (5V)</text:p>
      <text:p text:style-name="P2">VCC_3.3V (3.3V)</text:p>
      <text:p text:style-name="P2">GND</text:p>
      <text:p text:style-name="P2">SCL (A5 do Arduino)</text:p>
      <text:p text:style-name="P2">SDA (A4 do Arduino)</text:p>
      <text:p text:style-name="P2"/>
      <text:p text:style-name="P2"/>
      <text:p text:style-name="P2">Este é, a minha opinião, o sensor mais foda desse projeto, pois em uma placa pequena temos vários dispositivos de medição, tornando a placa um IMU. </text:p>
      <text:p text:style-name="P2"/>
      <text:p text:style-name="P2">A placa conta com um giroscópio de 3 eixos, um acelerômetro de 3 eixos, um magnetômetro e um sensor que mede temperatura e pressão.</text:p>
      <text:p text:style-name="P2"/>
      <text:p text:style-name="P2">Primordialmente, só seria necessário medir a pressão, e dele tirar o HP, porém o acelerômetro e o giroscópio poderiam ajudar colhendo dados sobre a estabilidade do avião, e toda ajuda é bem-vinda.</text:p>
      <text:p text:style-name="P2"/>
      <text:p text:style-name="P2">Os testes com ele acontecerão de maneira separada. Primeiro cada CI será testado separadamente, e, após isso, será feita a integração com todos os outros CIs.</text:p>
      <text:p text:style-name="P2"/>
      <text:p text:style-name="P2">O primeiro a ser testado vai ser o de temperatura e pressão. Após ele será o giroscópio, seguido pelo acelerômetro e, por fim, pelo magnetôm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0:28:52.265000000</meta:creation-date>
    <dc:date>2016-07-10T00:43:46.290000000</dc:date>
    <meta:editing-duration>PT14M54S</meta:editing-duration>
    <meta:editing-cycles>1</meta:editing-cycles>
    <meta:document-statistic meta:table-count="0" meta:image-count="0" meta:object-count="0" meta:page-count="1" meta:paragraph-count="12" meta:word-count="151" meta:character-count="871" meta:non-whitespace-character-count="731"/>
    <meta:generator>LibreOffice/4.4.7.2$Windows_x86 LibreOffice_project/f3153a8b245191196a4b6b9abd1d0da16eead600</meta:generator>
  </office:meta>
</office:document-meta>
</file>